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765e"/>
    </style:style>
    <style:style style:name="P2" style:family="paragraph" style:parent-style-name="Standard">
      <style:text-properties officeooo:rsid="001f765e" officeooo:paragraph-rsid="001f7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file created with LibreOffice Writer on Windows 7.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09:32:10.520000000</meta:creation-date>
    <dc:date>2015-07-20T09:44:37.960000000</dc:date>
    <dc:creator>James Smith</dc:creator>
    <meta:editing-duration>PT12M28S</meta:editing-duration>
    <meta:editing-cycles>1</meta:editing-cycles>
    <meta:document-statistic meta:table-count="0" meta:image-count="0" meta:object-count="0" meta:page-count="1" meta:paragraph-count="1" meta:word-count="9" meta:character-count="55" meta:non-whitespace-character-count="47"/>
    <meta:generator>LibreOffice/4.4.4.3$Windows_x86 LibreOffice_project/2c39ebcf046445232b798108aa8a7e7d89552ea8</meta:generator>
  </office:meta>
</office:document-meta>
</file>